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4.95cm" fo:min-width="7.7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7.45cm" fo:min-width="4.7cm"/>
    </style:style>
    <style:style style:name="gr3" style:family="graphic" style:parent-style-name="standard">
      <style:graphic-properties draw:fill-color="#dddddd" draw:textarea-horizontal-align="justify" draw:textarea-vertical-align="bottom" draw:auto-grow-height="false" fo:min-height="2.114cm" fo:min-width="16.364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7.314cm" fo:min-width="10.064cm"/>
    </style:style>
    <style:style style:name="gr5" style:family="graphic" style:parent-style-name="standard">
      <style:graphic-properties draw:fill-color="#dddddd" draw:textarea-horizontal-align="justify" draw:textarea-vertical-align="bottom" draw:auto-grow-height="false" fo:min-height="4.478cm" fo:min-width="7.728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Triangle_20_unfilled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976cm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3" style:family="graphic" style:parent-style-name="standard">
      <style:graphic-properties draw:stroke="none" svg:stroke-color="#000000" draw:fill="none" draw:fill-color="#ffffff" fo:min-height="4.291cm"/>
    </style:style>
    <style:style style:name="P1" style:family="paragraph">
      <style:paragraph-properties fo:text-align="end"/>
    </style:style>
    <style:style style:name="P2" style:family="paragraph">
      <loext:graphic-properties draw:fill-color="#dddddd"/>
      <style:paragraph-properties fo:text-align="end"/>
      <style:text-properties fo:font-size="10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font-size="10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5.5cm" svg:x="10.5cm" svg:y="16cm">
          <text:p text:style-name="P1"><text:span text:style-name="T1">Channel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8cm" svg:x="13.5cm" svg:y="7.5cm">
          <text:p text:style-name="P1"><text:span text:style-name="T1">File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cm" svg:height="2.5cm" svg:x="2cm" svg:y="4cm">
          <text:p text:style-name="P3"><text:span text:style-name="T1">Multi-file manager</text:span></text:p>
          <text:p text:style-name="P3"><text:span text:style-name="T1">(for testing with JUnit </text:span></text:p>
          <text:p text:style-name="P3"><text:span text:style-name="T1">in single process)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1cm" svg:height="8cm" svg:x="2cm" svg:y="7.5cm">
          <text:p text:style-name="P3"><text:span text:style-name="T1">Server process</text:span></text:p>
          <text:p text:style-name="P3"><text:span text:style-name="T1">(1 thread per session)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5cm" svg:height="5cm" svg:x="10.5cm" svg:y="22.5cm">
          <text:p text:style-name="P1"><text:span text:style-name="T1">Session</text:span></text:p>
          <text:p text:style-name="P1"><text:span text:style-name="T1">(1 writer</text:span></text:p>
          <text:p text:style-name="P1"><text:span text:style-name="T1">thread and</text:span></text:p>
          <text:p text:style-name="P1"><text:span text:style-name="T1">x reader</text:span></text:p>
          <text:p text:style-name="P1"><text:span text:style-name="T1">thread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4cm" svg:height="1.5cm" svg:x="14cm" svg:y="9.5cm">
          <text:p text:style-name="P5"><text:span text:style-name="T2">StorageRootFile</text:span></text:p>
          <text:p text:style-name="P5"><text:span text:style-name="T2">(holds all 'views' on </text:span></text:p>
          <text:p text:style-name="P5"><text:span text:style-name="T2">the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3.5cm" svg:height="1.5cm" svg:x="9cm" svg:y="11.5cm">
          <text:p text:style-name="P5"><text:span text:style-name="T2">SessionManager</text:span></text:p>
          <text:p text:style-name="P5"><text:span text:style-name="T2">(lock) (one per fi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" draw:id="id1" draw:layer="layout" svg:width="3.5cm" svg:height="1.5cm" svg:x="9cm" svg:y="4.5cm">
          <text:p text:style-name="P5"><text:span text:style-name="T2">SessionFactory</text:span></text:p>
          <text:p text:style-name="P5"><text:span text:style-name="T2">(synched)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0.75cm" svg:y1="6cm" svg:x2="10.75cm" svg:y2="11.5cm" draw:start-shape="id1" draw:start-glue-point="2" draw:end-shape="id2" draw:end-glue-point="0" svg:d="M10750 6000v5500" svg:viewBox="0 0 1 5501">
          <text:p text:style-name="P5"><text:span text:style-name="T3">n <text:s text:c="2"/></text:span></text:p>
        </draw:connector>
        <draw:connector draw:style-name="gr8" draw:text-style-name="P7" draw:layer="layout" draw:type="line" svg:x1="10.75cm" svg:y1="13cm" svg:x2="14.75cm" svg:y2="17cm" draw:start-shape="id2" draw:start-glue-point="2" draw:end-shape="id3" draw:end-glue-point="0" svg:d="M10750 13000l4000 4000" svg:viewBox="0 0 4001 4001">
          <text:p text:style-name="P5"><text:span text:style-name="T3">n (sessions) <text:s text:c="2"/></text:span></text:p>
        </draw:connector>
        <draw:custom-shape draw:style-name="gr6" draw:text-style-name="P6" xml:id="id6" draw:id="id6" draw:layer="layout" svg:width="4cm" svg:height="1.5cm" svg:x="14cm" svg:y="11.5cm">
          <text:p text:style-name="P5"><text:span text:style-name="T2">StorageRootInMemory</text:span></text:p>
          <text:p text:style-name="P5"><text:span text:style-name="T2">(holds all 'views' on </text:span></text:p>
          <text:p text:style-name="P5"><text:span text:style-name="T2">the in-memory file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3.5cm" svg:height="1.5cm" svg:x="13cm" svg:y="17cm">
          <text:p text:style-name="P5"><text:span text:style-name="T2">IOResourceProvider</text:span><text:span text:style-name="T2"><text:line-break/></text:span><text:span text:style-name="T2">(StorageChannel)</text:span><text:span text:style-name="T2"><text:line-break/></text:span><text:span text:style-name="T2">(txID)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s" svg:x1="18cm" svg:y1="10.25cm" svg:x2="18cm" svg:y2="14.25cm" draw:start-shape="id4" draw:start-glue-point="1" draw:end-shape="id5" draw:end-glue-point="1" svg:d="M18000 10250h501v4000h-501" svg:viewBox="0 0 502 4001">
          <text:p/>
        </draw:connector>
        <draw:connector draw:style-name="gr9" draw:text-style-name="P7" draw:layer="layout" draw:type="lines" svg:x1="18cm" svg:y1="12.25cm" svg:x2="18cm" svg:y2="14.25cm" draw:start-shape="id6" draw:start-glue-point="1" draw:end-shape="id5" draw:end-glue-point="1" svg:d="M18000 12250h501v2000h-501" svg:viewBox="0 0 502 2001">
          <text:p/>
        </draw:connector>
        <draw:custom-shape draw:style-name="gr7" draw:text-style-name="P6" xml:id="id7" draw:id="id7" draw:layer="layout" svg:width="3.5cm" svg:height="1.5cm" svg:x="11cm" svg:y="19.5cm">
          <text:p text:style-name="P5"><text:span text:style-name="T2">StorageChannelInput</text:span></text:p>
          <text:p text:style-name="P5"><text:span text:style-name="T2">(ByteBuff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3.476cm" svg:height="1.5cm" svg:x="15cm" svg:y="19.5cm">
          <text:p text:style-name="P5"><text:span text:style-name="T2">StorageChannelOutput</text:span></text:p>
          <text:p text:style-name="P5"><text:span text:style-name="T2">(ByteBuffer)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4.75cm" svg:y1="18.5cm" svg:x2="12.75cm" svg:y2="19.5cm" draw:start-shape="id3" draw:start-glue-point="2" draw:end-shape="id7" draw:end-glue-point="0" svg:d="M14750 18500l-2000 1000" svg:viewBox="0 0 2001 1001">
          <text:p text:style-name="P5"><text:span text:style-name="T3">n (~10?)</text:span></text:p>
        </draw:connector>
        <draw:connector draw:style-name="gr8" draw:text-style-name="P7" draw:layer="layout" draw:type="line" svg:x1="14.75cm" svg:y1="18.5cm" svg:x2="16.738cm" svg:y2="19.5cm" draw:start-shape="id3" draw:start-glue-point="2" draw:end-shape="id8" draw:end-glue-point="0" svg:d="M14750 18500l1988 1000" svg:viewBox="0 0 1989 1001">
          <text:p text:style-name="P5"><text:span text:style-name="T3">n (~10?)</text:span></text:p>
        </draw:connector>
        <draw:custom-shape draw:style-name="gr7" draw:text-style-name="P6" xml:id="id9" draw:id="id9" draw:layer="layout" svg:width="3.5cm" svg:height="1.5cm" svg:x="13cm" svg:y="23cm">
          <text:p text:style-name="P5"><text:span text:style-name="T2">DiskAccessOneFile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4.75cm" svg:y1="23cm" svg:x2="12.75cm" svg:y2="21cm" draw:start-shape="id9" draw:start-glue-point="0" draw:end-shape="id7" draw:end-glue-point="2" svg:d="M14750 23000l-2000-2000" svg:viewBox="0 0 2001 2001">
          <text:p text:style-name="P5"><text:span text:style-name="T3">n (~10?)</text:span></text:p>
        </draw:connector>
        <draw:custom-shape draw:style-name="gr7" draw:text-style-name="P6" xml:id="id10" draw:id="id10" draw:layer="layout" svg:width="3.5cm" svg:height="1.5cm" svg:x="13cm" svg:y="25.5cm">
          <text:p text:style-name="P5"><text:span text:style-name="T2">PersistenceManager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4.75cm" svg:y1="23cm" svg:x2="16.738cm" svg:y2="21cm" draw:start-shape="id9" draw:start-glue-point="0" draw:end-shape="id8" draw:end-glue-point="2" svg:d="M14750 23000l1988-2000" svg:viewBox="0 0 1989 2001">
          <text:p text:style-name="P5"><text:span text:style-name="T3">n (~10?)</text:span></text:p>
        </draw:connector>
        <draw:connector draw:style-name="gr8" draw:text-style-name="P7" draw:layer="layout" draw:type="line" svg:x1="14.75cm" svg:y1="25.5cm" svg:x2="14.75cm" svg:y2="24.5cm" draw:start-shape="id10" draw:start-glue-point="0" draw:end-shape="id9" draw:end-glue-point="2" svg:d="M14750 25500v-1000" svg:viewBox="0 0 1 1001">
          <text:p text:style-name="P5"><text:span text:style-name="T3">n <text:s text:c="2"/></text:span></text:p>
        </draw:connector>
        <draw:frame draw:style-name="gr11" draw:text-style-name="P8" draw:layer="layout" svg:width="17cm" svg:height="1.657cm" svg:x="2cm" svg:y="1.5cm">
          <draw:text-box>
            <text:p>Overview over serverside session and file management</text:p>
            <text:p>(2017-06-13, ZooDB 0.4.10)</text:p>
          </draw:text-box>
        </draw:frame>
        <draw:custom-shape draw:style-name="gr6" draw:text-style-name="P6" xml:id="id5" draw:id="id5" draw:layer="layout" svg:width="4cm" svg:height="1.5cm" svg:x="14cm" svg:y="13.5cm">
          <text:p text:style-name="P5"><text:span text:style-name="T2">StorageRoo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4.75cm" svg:y1="17cm" svg:x2="16cm" svg:y2="15cm" draw:start-shape="id3" draw:start-glue-point="0" draw:end-shape="id5" draw:end-glue-point="2" svg:d="M14750 17000l1250-2000" svg:viewBox="0 0 1251 2001">
          <text:p text:style-name="P5"><text:span text:style-name="T3"><text:s/></text:span><text:span text:style-name="T3">(only for writing, 1 thread) <text:s/></text:span></text:p>
        </draw:connector>
        <draw:connector draw:style-name="gr8" draw:text-style-name="P7" draw:layer="layout" draw:type="line" svg:x1="12.5cm" svg:y1="12.25cm" svg:x2="14cm" svg:y2="14.25cm" draw:start-shape="id2" draw:start-glue-point="1" draw:end-shape="id5" draw:end-glue-point="3" svg:d="M12500 12250l1500 2000" svg:viewBox="0 0 1501 2001">
          <text:p text:style-name="P5"><text:span text:style-name="T3">1 <text:s text:c="2"/></text:span></text:p>
        </draw:connector>
        <draw:custom-shape draw:style-name="gr12" draw:text-style-name="P6" draw:layer="layout" svg:width="3cm" svg:height="1.5cm" svg:x="5cm" svg:y="9.5cm">
          <text:p text:style-name="P5"><text:span text:style-name="T2">OID index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2" draw:id="id12" draw:layer="layout" svg:width="3cm" svg:height="1.5cm" svg:x="5cm" svg:y="11.5cm">
          <text:p text:style-name="P5"><text:span text:style-name="T2">FSM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3cm" svg:height="1.5cm" svg:x="5cm" svg:y="9.5cm">
          <text:p text:style-name="P5"><text:span text:style-name="T2">OID index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3" draw:id="id13" draw:layer="layout" svg:width="3cm" svg:height="1.5cm" svg:x="5cm" svg:y="13.5cm">
          <text:p text:style-name="P5"><text:span text:style-name="T2">Schema index &amp; </text:span></text:p>
          <text:p text:style-name="P5"><text:span text:style-name="T2">attribute indexe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9cm" svg:y1="12.25cm" svg:x2="8cm" svg:y2="10.25cm" draw:start-shape="id2" draw:end-shape="id11" svg:d="M9000 12250l-1000-2000" svg:viewBox="0 0 1001 2001">
          <text:p text:style-name="P5"><text:span text:style-name="T3">1 <text:s text:c="2"/></text:span></text:p>
        </draw:connector>
        <draw:connector draw:style-name="gr8" draw:text-style-name="P7" draw:layer="layout" draw:type="line" svg:x1="9cm" svg:y1="12.25cm" svg:x2="8cm" svg:y2="12.25cm" draw:start-shape="id2" draw:end-shape="id12" svg:d="M9000 12250h-1000" svg:viewBox="0 0 1001 1">
          <text:p text:style-name="P5"><text:span text:style-name="T3">1 <text:s text:c="2"/></text:span></text:p>
        </draw:connector>
        <draw:connector draw:style-name="gr8" draw:text-style-name="P7" draw:layer="layout" draw:type="line" svg:x1="9cm" svg:y1="12.25cm" svg:x2="8cm" svg:y2="14.25cm" draw:start-shape="id2" draw:start-glue-point="3" draw:end-shape="id13" svg:d="M9000 12250l-1000 2000" svg:viewBox="0 0 1001 2001">
          <text:p text:style-name="P5"><text:span text:style-name="T3">1 <text:s text:c="2"/></text:span></text:p>
        </draw:connector>
        <draw:frame draw:style-name="gr13" draw:text-style-name="P9" draw:layer="layout" svg:width="6.5cm" svg:height="4.541cm" svg:x="1.5cm" svg:y="22.5cm">
          <draw:text-box>
            <text:p><text:span text:style-name="T4">Each DAOF has one channel group which is used for data pages. </text:span></text:p>
            <text:p><text:span text:style-name="T4">The SM also has one separate ChannelGroup for all the indexes.</text:span></text:p>
            <text:p><text:span text:style-name="T4"/></text:p>
            <text:p><text:span text:style-name="T4">The SM-Channelgroup needs to be synchronized because of concurrent read-access. </text:span><text:span text:style-name="T4"><text:line-break/></text:span><text:span text:style-name="T4">Also, the SM ChannelGroup uses AP=false (auto paging) while data channels are always AP=tr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H54M59S</meta:editing-duration>
    <meta:editing-cycles>18</meta:editing-cycles>
    <meta:generator>LibreOffice/5.3.6.1$Windows_x86 LibreOffice_project/686f202eff87ef707079aeb7f485847613344eb7</meta:generator>
    <dc:date>2017-09-05T19:58:58.770000000</dc:date>
    <meta:document-statistic meta:object-count="35"/>
  </office:meta>
</office:document-meta>
</file>